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color="#ff6600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14cm" svg:height="2.2cm" svg:x="7.4cm" svg:y="1.4cm">
          <draw:text-box>
            <text:p text:style-name="P1"><text:span text:style-name="T1">Control FSM</text:span></text:p>
            <text:p text:style-name="P1"><text:span text:style-name="T2">Diagrama de estados</text:span></text:p>
          </draw:text-box>
        </draw:frame>
        <draw:ellipse draw:style-name="gr2" draw:text-style-name="P1" xml:id="id2" draw:id="id2" draw:layer="layout" svg:width="6.7cm" svg:height="6cm" svg:x="6.3cm" svg:y="8.6cm">
          <text:p text:style-name="P1">READ</text:p>
          <text:p text:style-name="P1"/>
          <text:p text:style-name="P1"/>
          <text:p text:style-name="P1">mode_select = '0'</text:p>
        </draw:ellipse>
        <draw:ellipse draw:style-name="gr2" draw:text-style-name="P1" xml:id="id3" draw:id="id3" draw:layer="layout" svg:width="6.7cm" svg:height="6cm" svg:x="16.7cm" svg:y="8.6cm">
          <text:p text:style-name="P1">WRITE</text:p>
          <text:p text:style-name="P1"/>
          <text:p text:style-name="P1"/>
          <text:p text:style-name="P1">mode_select = '1'</text:p>
        </draw:ellipse>
        <draw:ellipse draw:style-name="gr3" draw:text-style-name="P1" xml:id="id1" draw:id="id1" draw:layer="layout" svg:width="2.1cm" svg:height="2cm" svg:x="4cm" svg:y="5cm">
          <text:p text:style-name="P1">rst</text:p>
        </draw:ellipse>
        <draw:connector draw:style-name="gr4" draw:text-style-name="P1" draw:layer="layout" draw:type="curve" svg:x1="6.1cm" svg:y1="6cm" svg:x2="9.65cm" svg:y2="8.6cm" draw:start-shape="id1" draw:start-glue-point="1" draw:end-shape="id2" draw:end-glue-point="0" svg:d="M6100 6000c2367 0 3550 866 3550 2600">
          <text:p/>
        </draw:connector>
        <draw:connector draw:style-name="gr4" draw:text-style-name="P1" draw:layer="layout" draw:type="curve" draw:line-skew="1.424cm" svg:x1="9.65cm" svg:y1="14.6cm" svg:x2="20.05cm" svg:y2="14.6cm" draw:start-shape="id2" draw:start-glue-point="2" draw:end-shape="id3" draw:end-glue-point="2" svg:d="M9650 14600c0 2887 10400 2887 10400 0">
          <text:p/>
        </draw:connector>
        <draw:connector draw:style-name="gr4" draw:text-style-name="P1" draw:layer="layout" draw:type="curve" draw:line-skew="-1.224cm" svg:x1="20.05cm" svg:y1="8.6cm" svg:x2="9.65cm" svg:y2="8.6cm" draw:start-shape="id3" draw:start-glue-point="0" draw:end-shape="id2" draw:end-glue-point="0" svg:d="M20050 8600c0-2587-10400-2587-10400 0">
          <text:p/>
        </draw:connector>
        <draw:frame draw:style-name="gr5" draw:text-style-name="P1" draw:layer="layout" svg:width="6.9cm" svg:height="2cm" svg:x="11.5cm" svg:y="17.2cm">
          <draw:text-box>
            <text:p text:style-name="P1">fifo_rx_empty = '0'</text:p>
          </draw:text-box>
        </draw:frame>
        <draw:frame draw:style-name="gr5" draw:text-style-name="P1" draw:layer="layout" svg:width="6.9cm" svg:height="2cm" svg:x="11.5cm" svg:y="5.2cm">
          <draw:text-box>
            <text:p text:style-name="P1">fifo_tx_empty = '1'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Diego Cobos Marcos</meta:initial-creator>
    <meta:creation-date>2025-07-01T15:55:11.21</meta:creation-date>
    <dc:date>2025-07-02T01:22:33.23</dc:date>
    <dc:creator>Christian Diego Cobos Marcos</dc:creator>
    <meta:editing-duration>PT5H54M7S</meta:editing-duration>
    <meta:editing-cycles>2</meta:editing-cycles>
    <meta:generator>OpenOffice/4.1.15$Win32 OpenOffice.org_project/4115m2$Build-9813</meta:generator>
    <meta:document-statistic meta:object-count="9"/>
  </office:meta>
</office:document-meta>
</file>